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0.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3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4" table:default-cell-style-name="ce3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3]*[.D3]/2" office:value-type="float" office:value="0.4608" calcext:value-type="float">
            <text:p>0.4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*[.D3]/2" office:value-type="float" office:value="0.4608" calcext:value-type="float">
            <text:p>0.460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5]*[.D5]/2" office:value-type="float" office:value="0.47045" calcext:value-type="float">
            <text:p>0.47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*[.D5]/2" office:value-type="float" office:value="0.47045" calcext:value-type="float">
            <text:p>0.47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7]*[.D7]/2" office:value-type="float" office:value="0.4802" calcext:value-type="float">
            <text:p>0.480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]*[.D7]/2" office:value-type="float" office:value="0.4802" calcext:value-type="float">
            <text:p>0.48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9]*[.D9]/2" office:value-type="float" office:value="0.49005" calcext:value-type="float">
            <text:p>0.49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]*[.D9]/2" office:value-type="float" office:value="0.49005" calcext:value-type="float">
            <text:p>0.49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1]*[.D11]/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]*[.D11]/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3]*[.D13]/2" office:value-type="float" office:value="0.605" calcext:value-type="float">
            <text:p>0.6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]*[.D13]/2" office:value-type="float" office:value="0.605" calcext:value-type="float">
            <text:p>0.6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5]*[.D15]/2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]*[.D15]/2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7]*[.D17]/2"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]*[.D17]/2"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9]*[.D19]/2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]*[.D19]/2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21]*[.D21]/2"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]*[.D21]/2" office:value-type="float" office:value="1.125" calcext:value-type="float">
            <text:p>1.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5:16:05.357295010</meta:creation-date>
    <dc:date>2023-02-28T22:18:14.066527952</dc:date>
    <meta:editing-duration>PT1H12M47S</meta:editing-duration>
    <meta:editing-cycles>13</meta:editing-cycles>
    <meta:generator>LibreOffice/7.3.7.2$Linux_X86_64 LibreOffice_project/30$Build-2</meta:generator>
    <meta:document-statistic meta:table-count="1" meta:cell-count="147" meta:object-count="0"/>
  </office:meta>
</office:document-meta>
</file>